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6000003C6C43BB6FCE524361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loext:glow-radius="4.233cm" loext:glow-transparency="100%" loext:softedge-radius="0.494c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85cm" svg:height="10.135cm" svg:x="1cm" svg:y="2.422cm">
          <draw:image xlink:href="Pictures/10000000000002D6000003C6C43BB6FCE524361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7-10T17:46:44.203793458</dc:date>
    <meta:editing-duration>PT4M56S</meta:editing-duration>
    <meta:editing-cycles>1</meta:editing-cycles>
    <meta:document-statistic meta:object-count="1"/>
    <meta:generator>LibreOffice/7.3.7.2$Linux_X86_64 LibreOffice_project/30$Build-2</meta:generator>
  </office:meta>
</office:document-meta>
</file>